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f40" officeooo:paragraph-rsid="00022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code 1</text:p>
      <text:p text:style-name="P1">93000000</text:p>
      <text:p text:style-name="P1">04000000</text:p>
      <text:p text:style-name="P1">14400004</text:p>
      <text:p text:style-name="P1">13300004</text:p>
      <text:p text:style-name="P1">A3000000</text:p>
      <text:p text:style-name="P1">700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chine code 2</text:p>
      <text:p text:style-name="P1">93000000</text:p>
      <text:p text:style-name="P1">94000000</text:p>
      <text:p text:style-name="P1">D3400008</text:p>
      <text:p text:style-name="P1">23300001</text:p>
      <text:p text:style-name="P1">500FFFF4</text:p>
      <text:p text:style-name="P1">A3000000</text:p>
      <text:p text:style-name="P1">700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chine Code 3</text:p>
      <text:p text:style-name="P1">C600002C</text:p>
      <text:p text:style-name="P1">230FFFFD</text:p>
      <text:p text:style-name="P1">53000018</text:p>
      <text:p text:style-name="P1">94000000</text:p>
      <text:p text:style-name="P1">37600000</text:p>
      <text:p text:style-name="P1">07700004</text:p>
      <text:p text:style-name="P1">47600000</text:p>
      <text:p text:style-name="P1">23300001</text:p>
      <text:p text:style-name="P1">500FFFE4</text:p>
      <text:p text:style-name="P1">37600000</text:p>
      <text:p text:style-name="P1">A7000000</text:p>
      <text:p text:style-name="P1">70000000</text:p>
      <text:p text:style-name="P1">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0:54:45.130300516</meta:creation-date>
    <dc:date>2017-01-30T10:56:59.005052467</dc:date>
    <meta:editing-duration>PT2M14S</meta:editing-duration>
    <meta:editing-cycles>1</meta:editing-cycles>
    <meta:document-statistic meta:table-count="0" meta:image-count="0" meta:object-count="0" meta:page-count="1" meta:paragraph-count="29" meta:word-count="35" meta:character-count="250" meta:non-whitespace-character-count="244"/>
    <meta:generator>LibreOffice/5.1.4.2$Linux_X86_64 LibreOffice_project/10m0$Build-2</meta:generator>
  </office:meta>
</office:document-meta>
</file>